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3a5e" officeooo:paragraph-rsid="001c3a5e"/>
    </style:style>
    <style:style style:name="P2" style:family="paragraph" style:parent-style-name="Standard">
      <style:text-properties officeooo:rsid="001c3a5e" officeooo:paragraph-rsid="00203907"/>
    </style:style>
    <style:style style:name="P3" style:family="paragraph" style:parent-style-name="Standard">
      <style:text-properties fo:color="#000000" style:font-name="Droid Sans Mono" fo:font-size="10.5pt" fo:font-weight="normal" officeooo:rsid="001ca067" officeooo:paragraph-rsid="001ca067" fo:background-color="transparent"/>
    </style:style>
    <style:style style:name="P4" style:family="paragraph" style:parent-style-name="Standard">
      <style:text-properties fo:color="#000000" style:font-name="Liberation Serif" fo:font-size="10.5pt" fo:font-weight="bold" officeooo:rsid="001ca067" officeooo:paragraph-rsid="00215c42" fo:background-color="transparent" style:font-weight-asian="bold" style:font-weight-complex="bold"/>
    </style:style>
    <style:style style:name="P5" style:family="paragraph" style:parent-style-name="Standard">
      <style:text-properties fo:color="#000000" style:font-name="Liberation Serif" fo:font-size="10.3000001907349pt" fo:font-weight="normal" officeooo:rsid="001c3a5e" officeooo:paragraph-rsid="00203907" fo:background-color="transparent" style:font-size-asian="10.3000001907349pt" style:font-size-complex="10.3000001907349pt"/>
    </style:style>
    <style:style style:name="P6" style:family="paragraph" style:parent-style-name="Standard">
      <style:text-properties fo:color="#000000" style:font-name="Liberation Serif" fo:font-size="10.3000001907349pt" fo:font-weight="normal" officeooo:rsid="001c3a5e" officeooo:paragraph-rsid="001ca067" fo:background-color="transparent" style:font-size-asian="10.3000001907349pt" style:font-size-complex="10.3000001907349pt"/>
    </style:style>
    <style:style style:name="P7" style:family="paragraph" style:parent-style-name="Standard">
      <style:text-properties fo:font-weight="bold" officeooo:rsid="001c3a5e" officeooo:paragraph-rsid="001c3a5e" style:font-weight-asian="bold" style:font-weight-complex="bold"/>
    </style:style>
    <style:style style:name="P8" style:family="paragraph" style:parent-style-name="Standard">
      <style:text-properties fo:font-weight="bold" officeooo:rsid="001ca067" officeooo:paragraph-rsid="001ca067" style:font-weight-asian="bold" style:font-weight-complex="bold"/>
    </style:style>
    <style:style style:name="P9" style:family="paragraph" style:parent-style-name="Standard">
      <style:text-properties officeooo:rsid="00225cf4" officeooo:paragraph-rsid="00225cf4"/>
    </style:style>
    <style:style style:name="P10" style:family="paragraph" style:parent-style-name="Standard">
      <style:text-properties style:font-name="Liberation Serif" fo:font-size="10.3000001907349pt" officeooo:rsid="001c3a5e" officeooo:paragraph-rsid="00203907" style:font-size-asian="10.3000001907349pt" style:font-size-complex="10.3000001907349pt"/>
    </style:style>
    <style:style style:name="P11" style:family="paragraph" style:parent-style-name="Standard">
      <style:paragraph-properties fo:break-before="page"/>
      <style:text-properties fo:color="#000000" style:font-name="Liberation Serif" fo:font-size="10.5pt" fo:font-weight="bold" officeooo:rsid="001ca067" officeooo:paragraph-rsid="00215c42" fo:background-color="transparent" style:font-weight-asian="bold" style:font-weight-complex="bold"/>
    </style:style>
    <style:style style:name="P12" style:family="paragraph" style:parent-style-name="Standard">
      <style:text-properties fo:color="#000000" style:font-name="Liberation Serif" fo:font-size="10.5pt" fo:font-weight="bold" officeooo:rsid="001ca067" officeooo:paragraph-rsid="00225cf4" fo:background-color="transparent" style:font-weight-asian="bold" style:font-weight-complex="bold"/>
    </style:style>
    <style:style style:name="P13" style:family="paragraph" style:parent-style-name="Standard">
      <style:text-properties fo:color="#000000" style:font-name="Liberation Serif" fo:font-size="10.5pt" fo:font-weight="bold" officeooo:rsid="00225cf4" officeooo:paragraph-rsid="0025197e" fo:background-color="transparent" style:font-size-asian="10.3000001907349pt" style:font-weight-asian="bold" style:font-size-complex="10.3000001907349pt" style:font-weight-complex="bold"/>
    </style:style>
    <style:style style:name="P14" style:family="paragraph" style:parent-style-name="Standard">
      <style:text-properties fo:color="#000000" style:font-name="Liberation Serif" fo:font-size="10.3000001907349pt" fo:font-weight="normal" officeooo:rsid="001c3a5e" officeooo:paragraph-rsid="00225cf4" fo:background-color="transparent" style:font-size-asian="10.3000001907349pt" style:font-weight-asian="bold" style:font-size-complex="10.3000001907349pt" style:font-weight-complex="bold"/>
    </style:style>
    <style:style style:name="P15" style:family="paragraph" style:parent-style-name="Standard">
      <style:text-properties fo:color="#000000" style:font-name="Liberation Serif" fo:font-size="10.3000001907349pt" fo:font-weight="normal" officeooo:rsid="0022e543" officeooo:paragraph-rsid="0022e543" fo:background-color="transparent" style:font-size-asian="10.3000001907349pt" style:font-weight-asian="bold" style:font-size-complex="10.3000001907349pt" style:font-weight-complex="bold"/>
    </style:style>
    <style:style style:name="P16" style:family="paragraph" style:parent-style-name="Standard">
      <style:text-properties fo:color="#000000" style:font-name="Liberation Serif" fo:font-size="10.3000001907349pt" fo:font-weight="normal" officeooo:rsid="0022e543" officeooo:paragraph-rsid="0025197e" fo:background-color="transparent" style:font-size-asian="10.3000001907349pt" style:font-weight-asian="bold" style:font-size-complex="10.3000001907349pt" style:font-weight-complex="bold"/>
    </style:style>
    <style:style style:name="P17" style:family="paragraph" style:parent-style-name="Standard">
      <style:paragraph-properties style:line-height-at-least="0.198in"/>
      <style:text-properties fo:color="#000000" style:font-name="Liberation Serif" fo:font-size="10.3000001907349pt" fo:font-weight="normal" officeooo:rsid="0022e543" fo:background-color="transparent" style:font-size-asian="10.3000001907349pt" style:font-weight-asian="bold" style:font-size-complex="10.3000001907349pt" style:font-weight-complex="bold"/>
    </style:style>
    <style:style style:name="P18" style:family="paragraph" style:parent-style-name="Standard">
      <style:text-properties fo:color="#000000" style:font-name="Liberation Serif" fo:font-size="10.3000001907349pt" fo:font-weight="normal" officeooo:rsid="0022e543" officeooo:paragraph-rsid="002830c7" fo:background-color="transparent" style:font-size-asian="10.3000001907349pt" style:font-weight-asian="bold" style:font-size-complex="10.3000001907349pt" style:font-weight-complex="bold"/>
    </style:style>
    <style:style style:name="P19" style:family="paragraph" style:parent-style-name="Standard">
      <style:text-properties fo:color="#000000" style:font-name="Liberation Serif" fo:font-size="10.3000001907349pt" fo:font-weight="normal" officeooo:rsid="00291881" officeooo:paragraph-rsid="00291881" fo:background-color="transparent" style:font-size-asian="10.3000001907349pt" style:font-weight-asian="bold" style:font-size-complex="10.3000001907349pt" style:font-weight-complex="bold"/>
    </style:style>
    <style:style style:name="P20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1" style:family="paragraph" style:parent-style-name="Standard">
      <style:text-properties fo:color="#d4d4d4" style:font-name="Droid Sans Mono" fo:font-size="10.5pt" fo:font-weight="normal" officeooo:rsid="002830c7" officeooo:paragraph-rsid="002830c7" fo:background-color="#1e1e1e"/>
    </style:style>
    <style:style style:name="P22" style:family="paragraph" style:parent-style-name="Standard">
      <style:paragraph-properties style:line-height-at-least="0.198in"/>
      <style:text-properties fo:color="#ce9178" style:font-name="Droid Sans Mono" fo:font-size="10.5pt" fo:font-weight="normal" fo:background-color="#1e1e1e"/>
    </style:style>
    <style:style style:name="P23" style:family="paragraph" style:parent-style-name="Standard">
      <style:paragraph-properties fo:break-before="page"/>
      <style:text-properties fo:color="#000000" style:font-name="Liberation Serif" fo:font-size="10.3000001907349pt" fo:font-weight="normal" officeooo:rsid="0022e543" officeooo:paragraph-rsid="0025197e" fo:background-color="transparent" style:font-size-asian="10.3000001907349pt" style:font-weight-asian="bold" style:font-size-complex="10.3000001907349pt" style:font-weight-complex="bold"/>
    </style:style>
    <style:style style:name="T1" style:family="text">
      <style:text-properties officeooo:rsid="0021739e"/>
    </style:style>
    <style:style style:name="T2" style:family="text">
      <style:text-properties fo:color="#000000" style:font-name="Liberation Serif" fo:font-size="10.5pt" fo:font-weight="bold" fo:background-color="transparent" loext:char-shading-value="0" style:font-weight-asian="bold" style:font-weight-complex="bold"/>
    </style:style>
    <style:style style:name="T3" style:family="text">
      <style:text-properties fo:color="#000000" style:font-name="Liberation Serif" fo:font-size="10.5pt" fo:font-weight="bold" officeooo:rsid="001ca067" fo:background-color="transparent" loext:char-shading-value="0" style:font-weight-asian="bold" style:font-weight-complex="bold"/>
    </style:style>
    <style:style style:name="T4" style:family="text">
      <style:text-properties officeooo:rsid="00238e30"/>
    </style:style>
    <style:style style:name="T5" style:family="text">
      <style:text-properties fo:color="#9cdcfe"/>
    </style:style>
    <style:style style:name="T6" style:family="text">
      <style:text-properties fo:color="#ce9178"/>
    </style:style>
    <style:style style:name="T7" style:family="text">
      <style:text-properties officeooo:rsid="002746bc"/>
    </style:style>
    <style:style style:name="T8" style:family="text">
      <style:text-properties officeooo:rsid="002918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hange search_input.mustache lib/templates/...</text:p>
      <text:p text:style-name="P7"/>
      <text:p text:style-name="P1">lib/outputrenderers/...</text:p>
      <text:p text:style-name="P1"/>
      <text:p text:style-name="P1"><text:s/>// <text:s/>Elo search</text:p>
      <text:p text:style-name="P1"><text:s text:c="4"/>public function search_box_custom($id = false) {</text:p>
      <text:p text:style-name="P1"><text:s text:c="8"/>global $CFG;// $USER</text:p>
      <text:p text:style-name="P1"><text:s text:c="8"/>// Accessing $CFG directly as using \core_search::is_global_search_enabled would</text:p>
      <text:p text:style-name="P1"><text:s text:c="8"/>// result in an extra included file for each site, even the ones where global search</text:p>
      <text:p text:style-name="P1"><text:s text:c="8"/>// is disabled.</text:p>
      <text:p text:style-name="P1"><text:s text:c="8"/>// empty($USER-&gt;id) hide search box in log in form</text:p>
      <text:p text:style-name="P1"><text:s text:c="8"/>if (!empty($CFG-&gt;enableglobalsearch) || !has_capability('moodle/search:query', context_system::instance())) {</text:p>
      <text:p text:style-name="P1"><text:s text:c="12"/>return '';</text:p>
      <text:p text:style-name="P1"><text:s text:c="8"/>}</text:p>
      <text:p text:style-name="P1"><text:s text:c="8"/>if ($id == false) {</text:p>
      <text:p text:style-name="P1"><text:s text:c="12"/>$id = uniqid();</text:p>
      <text:p text:style-name="P1"><text:s text:c="8"/>} else {</text:p>
      <text:p text:style-name="P1"><text:s text:c="12"/>// Needs to be cleaned, we use it for the input id.</text:p>
      <text:p text:style-name="P1"><text:s text:c="12"/>$id = clean_param($id, PARAM_ALPHANUMEXT);</text:p>
      <text:p text:style-name="P1"><text:s text:c="8"/>}</text:p>
      <text:p text:style-name="P1"><text:s text:c="8"/>// button &gt; icon</text:p>
      <text:p text:style-name="P1"><text:s text:c="8"/>$buttonattrs = html_writer::tag('button', $this-&gt;pix_icon('a/search', </text:p>
      <text:p text:style-name="P1"><text:s text:c="16"/>get_string('search', 'search'), 'moodle'),</text:p>
      <text:p text:style-name="P1"><text:s text:c="8"/>array('type' =&gt; 'submit', 'class' =&gt; 'searchButton'));</text:p>
      <text:p text:style-name="P1"><text:s text:c="8"/>//input</text:p>
      <text:p text:style-name="P1"><text:s text:c="8"/>$inputattrs = array('class'=&gt;'searchTerm','type' =&gt; 'text', 'name' =&gt; 'search',</text:p>
      <text:p text:style-name="P1"><text:s text:c="12"/>'placeholder' =&gt; get_string('searchcourse', 'search'),</text:p>
      <text:p text:style-name="P1"><text:s text:c="8"/>'id' =&gt; 'id_q_' . $id);</text:p>
      <text:p text:style-name="P1"><text:s text:c="8"/>//form</text:p>
      <text:p text:style-name="P1"><text:s text:c="8"/>$formattrs = array('class' =&gt; 'searchnav',</text:p>
      <text:p text:style-name="P1"><text:s text:c="12"/>'action' =&gt; $CFG-&gt;wwwroot . '/course/search.php','method'=&gt;'get');</text:p>
      <text:p text:style-name="P1"><text:s text:c="8"/>$input_button_icon= html_writer::tag('input', '', $inputattrs). $buttonattrs ;</text:p>
      <text:p text:style-name="P1"><text:s text:c="8"/>//$fieldsetoutput= html_writer::tag('fieldset', $input_button_icon, </text:p>
      <text:p text:style-name="P1"><text:s text:c="9"/>// <text:s text:c="6"/>array('class' =&gt; 'coursesearchbox invisiblefieldset'));</text:p>
      <text:p text:style-name="P1"/>
      <text:p text:style-name="P1"><text:s text:c="8"/>return html_writer::tag('form', $input_button_icon , $formattrs); <text:s text:c="3"/></text:p>
      <text:p text:style-name="P1"><text:s text:c="8"/></text:p>
      <text:p text:style-name="P1"><text:s text:c="4"/>}</text:p>
      <text:p text:style-name="P1"/>
      <text:p text:style-name="P7">lang/en/search.php</text:p>
      <text:p text:style-name="P1">//Elo</text:p>
      <text:p text:style-name="P1">$string['searchcourse'] = 'Search courses';</text:p>
      <text:p text:style-name="P1"/>
      <text:p text:style-name="P8">search_input.mustache</text:p>
      <text:p text:style-name="P3">63 a/search &gt;&gt; i/next, core</text:p>
      <text:p text:style-name="P3"/>
      <text:p text:style-name="P11">theme/fordson/templates/navbar.mustache</text:p>
      <text:p text:style-name="P4"/>
      <text:p text:style-name="P5"><text:span text:style-name="T1">54 </text:span>&lt;ul class="nav navbar-nav ml-auto"&gt;</text:p>
      <text:p text:style-name="P6">......</text:p>
      <text:p text:style-name="P6">add &gt;&gt;</text:p>
      <text:p text:style-name="P10"><text:s/><text:span text:style-name="T1">58 </text:span>&lt;!-- navbar_searchbox--&gt;</text:p>
      <text:p text:style-name="P10"><text:s text:c="8"/>&lt;div class="d-none d-lg-block"&gt;</text:p>
      <text:p text:style-name="P10"><text:s text:c="12"/>{{{ output.search_box_custom }}} </text:p>
      <text:p text:style-name="P10"><text:s text:c="8"/>&lt;/div&gt;</text:p>
      <text:p text:style-name="P10"><text:s text:c="8"/>&lt;div class="d-lg-none"&gt;</text:p>
      <text:p text:style-name="P10"><text:s text:c="12"/>&lt;a class="topnavsearch-icon"&gt;&lt;i class="icon fa fa-search fa-fw"&gt;&lt;/i&gt;&lt;/a&gt; <text:s text:c="6"/></text:p>
      <text:p text:style-name="P10"><text:s text:c="8"/>&lt;/div&gt;</text:p>
      <text:p text:style-name="P2"/>
      <text:p text:style-name="P9"><text:span text:style-name="T2">t</text:span><text:span text:style-name="T3">heme/fordson/classes/output/core/course_renderer.php</text:span></text:p>
      <text:p text:style-name="P12"/>
      <text:p text:style-name="P14">~245 <text:s/><text:span text:style-name="T4">Comment or remove code</text:span></text:p>
      <text:p text:style-name="P14"/>
      <text:p text:style-name="P15">// $rowcontent .= '</text:p>
      <text:p text:style-name="P15">// <text:s text:c="4"/>&lt;figcaption&gt;</text:p>
      <text:p text:style-name="P15">// <text:s text:c="8"/>&lt;h3&gt;' . $trimtitle . '&lt;/h3&gt;</text:p>
      <text:p text:style-name="P15">// <text:s text:c="8"/>&lt;div class="course-card"&gt;</text:p>
      <text:p text:style-name="P15">// <text:s text:c="8"/>' . $catcontent . '</text:p>
      <text:p text:style-name="P15">// <text:s text:c="8"/>' . $customfieldcontent . '</text:p>
      <text:p text:style-name="P15"><text:s/>// <text:s text:c="8"/>&lt;button type="button" class="btn btn-primary btn-sm coursestyle2btn"&gt;' . $enrollbutton . ' <text:s text:c="2"/>&lt;i class="fa fa-arrow-circle-right" aria-hidden="true"&gt;&lt;/i&gt;&lt;/button&gt;';</text:p>
      <text:p text:style-name="P15"/>
      <text:p text:style-name="P15">add <text:span text:style-name="T7">code </text:span></text:p>
      <text:p text:style-name="P15"/>
      <text:p text:style-name="P18">$rowcontent .= '</text:p>
      <text:p text:style-name="P18">&lt;figcaption&gt;</text:p>
      <text:p text:style-name="P18">&lt;h3&gt;' . $course-&gt;fullname . '&lt;/h3&gt;</text:p>
      <text:p text:style-name="P18">&lt;button type="button" class="btn btn-primary btn-sm coursestyle2btn"&gt;' . $enrollbutton . ' &lt;i class="fa fa-arrow-circle-right" aria-hidden="true"&gt;&lt;/i&gt;&lt;/button&gt;</text:p>
      <text:p text:style-name="P18">';</text:p>
      <text:p text:style-name="P15"/>
      <text:p text:style-name="P15"/>
      <text:p text:style-name="P13">theme/fordson/settings/presets_settings.php</text:p>
      <text:p text:style-name="P16">// Course Tile Display Styles</text:p>
      <text:p text:style-name="P17">$name = 'theme_fordson/coursetilestyle';</text:p>
      <text:p text:style-name="P16">$default = '2'; </text:p>
      <text:p text:style-name="P16"/>
      <text:p text:style-name="P23">ADD <text:span text:style-name="T8">CSS fordson</text:span></text:p>
      <text:p text:style-name="P16"/>
      <text:p text:style-name="P19"/>
      <text:p text:style-name="P19">/////////////////////////////////////////////////////////////////////////////////</text:p>
      <text:p text:style-name="P19">// <text:s/>Elo: Searchnav</text:p>
      <text:p text:style-name="P19">/////////////////////////////////////////////////////////////////////////////////</text:p>
      <text:p text:style-name="P19">form.searchnav {</text:p>
      <text:p text:style-name="P19"><text:s text:c="4"/>width: 100%;</text:p>
      <text:p text:style-name="P19"><text:s text:c="4"/>position: relative;</text:p>
      <text:p text:style-name="P19"><text:s text:c="4"/>input.searchTerm {</text:p>
      <text:p text:style-name="P19"><text:s text:c="8"/>-webkit-box-sizing: border-box;</text:p>
      <text:p text:style-name="P19"><text:s text:c="8"/>box-sizing: border-box;</text:p>
      <text:p text:style-name="P19"><text:s text:c="8"/>width: 100%;</text:p>
      <text:p text:style-name="P19"><text:s text:c="8"/>padding: 5px;</text:p>
      <text:p text:style-name="P19"><text:s text:c="8"/>height: 38px;</text:p>
      <text:p text:style-name="P19"><text:s text:c="8"/>outline: none;</text:p>
      <text:p text:style-name="P19"><text:s text:c="8"/>border-radius: 10px;</text:p>
      <text:p text:style-name="P19"><text:s text:c="8"/>border: 2px solid #09f; </text:p>
      <text:p text:style-name="P19"><text:s text:c="4"/>}</text:p>
      <text:p text:style-name="P19"><text:s text:c="4"/>input.searchTerm:focus,</text:p>
      <text:p text:style-name="P19"><text:s text:c="4"/>input.searchTerm:hover{</text:p>
      <text:p text:style-name="P19"><text:s text:c="8"/>background-color: white;</text:p>
      <text:p text:style-name="P19"><text:s text:c="4"/>}</text:p>
      <text:p text:style-name="P19"><text:s text:c="4"/>.searchButton {</text:p>
      <text:p text:style-name="P19"><text:s text:c="8"/>position: absolute;</text:p>
      <text:p text:style-name="P19"><text:s text:c="8"/>top: 0;</text:p>
      <text:p text:style-name="P19"><text:s text:c="8"/>right: 0;</text:p>
      <text:p text:style-name="P19"><text:s text:c="8"/>width: 38px;</text:p>
      <text:p text:style-name="P19"><text:s text:c="8"/>height: 38px;</text:p>
      <text:p text:style-name="P19"><text:s text:c="8"/>background: transparent;</text:p>
      <text:p text:style-name="P19"><text:s text:c="8"/>border: none;</text:p>
      <text:p text:style-name="P19"><text:s text:c="8"/>outline: none;</text:p>
      <text:p text:style-name="P19"><text:s text:c="8"/>.icon {</text:p>
      <text:p text:style-name="P19"><text:s text:c="12"/>color: #265ea2;</text:p>
      <text:p text:style-name="P19"><text:s text:c="8"/>}</text:p>
      <text:p text:style-name="P19"><text:s text:c="4"/>}</text:p>
      <text:p text:style-name="P19">}</text:p>
      <text:p text:style-name="P19">@media screen and (max-width: 991px){</text:p>
      <text:p text:style-name="P19"><text:s text:c="4"/>.showbuttonsearchnav {</text:p>
      <text:p text:style-name="P19"><text:s text:c="8"/>opacity: 1;</text:p>
      <text:p text:style-name="P19"><text:s text:c="8"/>-webkit-transition: opacity .2s ease-out;</text:p>
      <text:p text:style-name="P19"><text:s text:c="8"/>-o-transition: opacity .2s ease-out;</text:p>
      <text:p text:style-name="P19"><text:s text:c="8"/>transition: opacity .2s ease-out;</text:p>
      <text:p text:style-name="P19"><text:s text:c="8"/>padding-top: 54px;</text:p>
      <text:p text:style-name="P19"><text:s text:c="4"/>}</text:p>
      <text:p text:style-name="P19"><text:s text:c="4"/>a.topnavsearch-icon {</text:p>
      <text:p text:style-name="P19"><text:s text:c="8"/>display: block;</text:p>
      <text:p text:style-name="P19"><text:s text:c="8"/>color: #fff!important;</text:p>
      <text:p text:style-name="P19"><text:s text:c="8"/>padding: 8px;</text:p>
      <text:p text:style-name="P19"><text:s text:c="4"/>}</text:p>
      <text:p text:style-name="P19"><text:s text:c="4"/>a.topnavsearch-icon .icon {</text:p>
      <text:p text:style-name="P19"><text:s text:c="8"/>font-size: 20px;</text:p>
      <text:p text:style-name="P19"><text:s text:c="4"/>}</text:p>
      <text:p text:style-name="P19"><text:s text:c="4"/>a.topnavsearch-icon:focus,a.topnavsearch-icon:hover {</text:p>
      <text:p text:style-name="P19"><text:s text:c="8"/>color: yellow!important;</text:p>
      <text:p text:style-name="P19"><text:s text:c="8"/>cursor: pointer;</text:p>
      <text:p text:style-name="P19"><text:s text:c="4"/>}</text:p>
      <text:p text:style-name="P19">}</text:p>
      <text:p text:style-name="P19"/>
      <text:p text:style-name="P19"/>
      <text:p text:style-name="P19">/////////////////////////////////////////////////////////////////////////////////</text:p>
      <text:p text:style-name="P19"><text:soft-page-break/>// <text:s/>Elo: End Searchnav</text:p>
      <text:p text:style-name="P19">/////////////////////////////////////////////////////////////////////////////////</text:p>
      <text:p text:style-name="P19">/////////////////////////////////////////////////////////////////////////////////</text:p>
      <text:p text:style-name="P19">// <text:s/>Elo: Search</text:p>
      <text:p text:style-name="P19">/////////////////////////////////////////////////////////////////////////////////</text:p>
      <text:p text:style-name="P19">#course-search-elo-card-body {</text:p>
      <text:p text:style-name="P19"><text:s text:c="4"/>.simplesearchform {</text:p>
      <text:p text:style-name="P19"><text:s text:c="8"/>margin: 2rem 0 2em 0;</text:p>
      <text:p text:style-name="P19"><text:s text:c="8"/>.input-group &gt; label{</text:p>
      <text:p text:style-name="P19"><text:s text:c="12"/>display: inline-block;</text:p>
      <text:p text:style-name="P19"><text:s text:c="12"/>width: 100%;</text:p>
      <text:p text:style-name="P19"><text:s text:c="12"/>margin-bottom: 1rem;</text:p>
      <text:p text:style-name="P19"><text:s text:c="8"/>}</text:p>
      <text:p text:style-name="P19"><text:s text:c="8"/>.input-group &gt; label &gt; span{</text:p>
      <text:p text:style-name="P19"><text:s text:c="12"/>font-size: 2rem;</text:p>
      <text:p text:style-name="P19"><text:s text:c="12"/>position: relative;</text:p>
      <text:p text:style-name="P19"><text:s text:c="12"/>top: 25%;</text:p>
      <text:p text:style-name="P19"><text:s text:c="12"/>margin-right: .5rem;</text:p>
      <text:p text:style-name="P19"><text:s text:c="8"/>}</text:p>
      <text:p text:style-name="P19"><text:s text:c="8"/>.input-group &gt; .form-control:not(:first-child){</text:p>
      <text:p text:style-name="P19"><text:s text:c="12"/>border-radius: .25rem;</text:p>
      <text:p text:style-name="P19"><text:s text:c="12"/>margin-right: .25rem;</text:p>
      <text:p text:style-name="P19"><text:s text:c="8"/>}</text:p>
      <text:p text:style-name="P19"><text:s text:c="8"/>.input-group&gt;.input-group-append&gt;.btn{</text:p>
      <text:p text:style-name="P19"><text:s text:c="12"/>border-radius: .25rem;</text:p>
      <text:p text:style-name="P19"><text:s text:c="8"/>}</text:p>
      <text:p text:style-name="P19"><text:s text:c="4"/>} </text:p>
      <text:p text:style-name="P19"><text:s text:c="4"/>h2{</text:p>
      <text:p text:style-name="P19"><text:s text:c="8"/>font-size: 1.275rem;</text:p>
      <text:p text:style-name="P19"><text:s text:c="4"/>}</text:p>
      <text:p text:style-name="P19"><text:s text:c="4"/>.class-box{</text:p>
      <text:p text:style-name="P19"><text:s text:c="8"/>margin-top: 2rem;</text:p>
      <text:p text:style-name="P19"><text:s text:c="4"/>}</text:p>
      <text:p text:style-name="P19"><text:s text:c="4"/>.coursestyle2 .coursestyle2btn{</text:p>
      <text:p text:style-name="P19"><text:s text:c="8"/>font-weight: bold;</text:p>
      <text:p text:style-name="P19"><text:s text:c="8"/>margin-top: 100px;</text:p>
      <text:p text:style-name="P19"><text:s text:c="4"/>}</text:p>
      <text:p text:style-name="P19"><text:s text:c="4"/>.coursestyle2:hover .coursestyle2btn{</text:p>
      <text:p text:style-name="P19"><text:s text:c="8"/>margin-top: 0;</text:p>
      <text:p text:style-name="P19"><text:s text:c="4"/>}</text:p>
      <text:p text:style-name="P19">}</text:p>
      <text:p text:style-name="P19">.coursestyle2 figcaption {</text:p>
      <text:p text:style-name="P19"><text:s text:c="4"/>height: 72px;</text:p>
      <text:p text:style-name="P19">}</text:p>
      <text:p text:style-name="P19">/////////////////////////////////////////////////////////////////////////////////</text:p>
      <text:p text:style-name="P19">// <text:s/>Elo: End Search</text:p>
      <text:p text:style-name="P19">///////////////////////////////////////////////////////////////////////////////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9T10:36:59.890964092</meta:creation-date>
    <meta:generator>LibreOffice/5.1.6.2$Linux_X86_64 LibreOffice_project/10m0$Build-2</meta:generator>
    <dc:date>2021-04-26T16:41:40.266422258</dc:date>
    <meta:editing-duration>PT40M57S</meta:editing-duration>
    <meta:editing-cycles>14</meta:editing-cycles>
    <meta:document-statistic meta:table-count="0" meta:image-count="0" meta:object-count="0" meta:page-count="4" meta:paragraph-count="174" meta:word-count="484" meta:character-count="5706" meta:non-whitespace-character-count="4384"/>
  </office:meta>
</office:document-meta>
</file>